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" svg:font-family="Courier, monospace"/>
    <style:font-face style:name="MS Mincho" svg:font-family="'MS Mincho'" style:font-adornments="Gras" style:font-family-generic="modern" style:font-pitch="fixed"/>
    <style:font-face style:name="Times New Roman" svg:font-family="'Times New Roman'" style:font-family-generic="roman" style:font-pitch="variable"/>
    <style:font-face style:name="Adobe Heiti Std R" svg:font-family="'Adobe Heiti Std R'" style:font-family-generic="swiss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476cm" fo:text-indent="0cm" style:auto-text-indent="false"/>
    </style:style>
    <style:style style:name="P2" style:family="paragraph" style:parent-style-name="Text_20_body">
      <style:paragraph-properties fo:margin-left="0cm" fo:margin-right="0cm" style:line-height-at-least="0.476cm" fo:text-indent="0cm" style:auto-text-indent="false"/>
      <style:text-properties style:font-name="Adobe Heiti Std R"/>
    </style:style>
    <style:style style:name="T1" style:family="text">
      <style:text-properties style:font-name="Myriad Pro"/>
    </style:style>
    <style:style style:name="T2" style:family="text">
      <style:text-properties style:font-name="Myriad Pro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font-name="Myriad Pro"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f14e32" style:font-name="Courier" fo:font-size="10.5pt" fo:letter-spacing="normal" fo:font-style="normal" fo:font-weight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font-name="Myriad Pro"/>
    </style:style>
    <style:style style:name="T8" style:family="text">
      <style:text-properties style:font-name="Myriad Pro"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Liste des raccourcis utiles sous git :</text:p>
      <text:p text:style-name="Standard"/>
      <text:p text:style-name="Standard"/>
      <text:h text:style-name="Heading_20_1" text:outline-level="1">Les fonctions de bases </text:h>
      <text:p text:style-name="Text_20_body"/>
      <text:p text:style-name="Text_20_body"><text:span text:style-name="T2">Pour cloner un depot git :</text:span> <text:tab/>Git clone <text:s/>« url »</text:p>
      <text:p text:style-name="Text_20_body"/>
      <text:p text:style-name="Text_20_body"><text:span text:style-name="T2">Pour recuperer les fichier : </text:span><text:span text:style-name="T3"><text:tab/></text:span>git pull</text:p>
      <text:p text:style-name="Text_20_body"/>
      <text:p text:style-name="Text_20_body"><text:span text:style-name="T2">pour commit les fichiers :</text:span><text:span text:style-name="T1"> <text:tab/></text:span>git commit -a </text:p>
      <text:p text:style-name="Text_20_body"/>
      <text:p text:style-name="Text_20_body"><text:span text:style-name="T2">pour envoyer les fichiers sur le serveur :</text:span><text:span text:style-name="T1"> <text:tab/></text:span>git push</text:p>
      <text:p text:style-name="Text_20_body"/>
      <text:p text:style-name="Text_20_body"><text:span text:style-name="T2">pour revenir au dernier commit : </text:span><text:span text:style-name="T3"><text:tab/></text:span>git reset –hard HEAD</text:p>
      <text:p text:style-name="Text_20_body"/>
      <text:p text:style-name="Text_20_body"/>
      <text:h text:style-name="Heading_20_1" text:outline-level="1">Les branches </text:h>
      <text:p text:style-name="Text_20_body"/>
      <text:p text:style-name="Text_20_body"><text:span text:style-name="T2">Pour créer une branch</text:span> <text:tab/>Git branch « nom »</text:p>
      <text:p text:style-name="Text_20_body"/>
      <text:p text:style-name="Text_20_body"><text:span text:style-name="T2">Pour switcher sur une branch <text:s/>: </text:span><text:span text:style-name="T3"><text:tab/><text:tab/></text:span>git checkout « nom »</text:p>
      <text:p text:style-name="Text_20_body"/>
      <text:p text:style-name="Text_20_body"><text:span text:style-name="T2">Pour faire les deux en meme temps :</text:span><text:span text:style-name="T1"> <text:tab/></text:span>git checkout -b « nom »</text:p>
      <text:p text:style-name="Text_20_body"/>
      <text:p text:style-name="Text_20_body"><text:span text:style-name="T2">Pour fusionner deux branches <text:s/>:</text:span><text:span text:style-name="T1"> <text:tab/></text:span>git merge -b « nom branch »</text:p>
      <text:p text:style-name="Text_20_body"/>
      <text:p text:style-name="Text_20_body"><text:span text:style-name="T2">Pour supprimer une branch :</text:span><text:span text:style-name="T1"> <text:tab/></text:span>git branch -d « nom branch »</text:p>
      <text:p text:style-name="Text_20_body"/>
      <text:p text:style-name="Text_20_body"><text:span text:style-name="T2">Pouur push <text:s/>branch sur github <text:s/>:</text:span> git push --set-upstream origin “nom branch”</text:p>
      <text:p text:style-name="Text_20_body"/>
      <text:p text:style-name="Text_20_body"><text:soft-page-break/></text:p>
      <text:h text:style-name="Heading_20_1" text:outline-level="1">Trucs et astuces</text:h>
      <text:p text:style-name="Text_20_body"/>
      <text:p text:style-name="Text_20_body"><text:span text:style-name="T2">Pour creer un alias <text:s/>:</text:span> git config --global alias.unstage 'reset HEAD --' </text:p>
      <text:p text:style-name="Text_20_body"><text:tab/><text:tab/> git config --global alias.last 'log -1 HEAD' </text:p>
      <text:p text:style-name="Text_20_body"/>
      <text:p text:style-name="Text_20_body"><text:span text:style-name="T2">Sous windows : convertit les retour chariot <text:s/>:</text:span> git config --global core.autocrlf true</text:p>
      <text:p text:style-name="P1"><text:s/></text:p>
      <text:p text:style-name="P1"/>
      <text:p text:style-name="P1"><text:span text:style-name="T2">Changer l'editeur par default :</text:span><text:span text:style-name="T1"> <text:s text:c="2"/></text:span></text:p>
      <text:p text:style-name="P1"/>
      <text:p text:style-name="P2">git config core.editor "'C:\Program Files\Notepad++\notepad++.exe' -multiInst -notabbar -nosession -noPlugin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, monospace"/>
    <style:font-face style:name="MS Mincho" svg:font-family="'MS Mincho'" style:font-adornments="Gras" style:font-family-generic="modern" style:font-pitch="fixed"/>
    <style:font-face style:name="Times New Roman" svg:font-family="'Times New Roman'" style:font-family-generic="roman" style:font-pitch="variable"/>
    <style:font-face style:name="Adobe Heiti Std R" svg:font-family="'Adobe Heiti Std R'" style:font-family-generic="swiss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MS Mincho" fo:font-size="13pt" fo:font-weight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6-14T10:22:02.15</dc:date>
    <meta:editing-duration>PT00H31M04S</meta:editing-duration>
    <meta:editing-cycles>9</meta:editing-cycles>
    <meta:generator>OpenOffice.org/3.0$Win32 OpenOffice.org_project/300m15$Build-9379</meta:generator>
    <meta:document-statistic meta:table-count="0" meta:image-count="0" meta:object-count="0" meta:page-count="2" meta:paragraph-count="21" meta:word-count="185" meta:character-count="1020"/>
    <meta:user-defined meta:name="Info 1"/>
    <meta:user-defined meta:name="Info 2"/>
    <meta:user-defined meta:name="Info 3"/>
    <meta:user-defined meta:name="Info 4"/>
  </office:meta>
</office:document-meta>
</file>